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453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55.7pt" fo:break-before="auto" style:use-optimal-row-height="false"/>
    </style:style>
    <style:style style:name="ro5" style:family="table-row">
      <style:table-row-properties style:row-height="36.79pt" fo:break-before="auto" style:use-optimal-row-height="false"/>
    </style:style>
    <style:style style:name="ro6" style:family="table-row">
      <style:table-row-properties style:row-height="40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vertical-align="middl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wrap-option="wrap" style:vertical-align="middle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1022" table:default-cell-style-name="ce19"/>
        <table:table-row table:style-name="ro1">
          <table:table-cell table:style-name="ce5" office:value-type="string" calcext:value-type="string">
            <text:p>Cheat sheet of common functions and symbol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for help on any function, type ?function_name at the command line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12" office:value-type="string" calcext:value-type="string">
            <text:p>To get help with a functio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?<text:span text:style-name="T1">function</text:span></text:p>
          </table:table-cell>
          <table:table-cell table:style-name="ce18" office:value-type="string" calcext:value-type="string">
            <text:p>give me help on a function, replace <text:span text:style-name="T1">function</text:span><text:span text:style-name="T2"> with its name</text:span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??<text:span text:style-name="T1">func</text:span></text:p>
          </table:table-cell>
          <table:table-cell table:style-name="ce18" office:value-type="string" calcext:value-type="string">
            <text:p>search for help on a function when you’re not sure exactly what it’s called; just type part of the function name after ??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args() <text:s text:c="2"/></text:p>
          </table:table-cell>
          <table:table-cell table:style-name="ce20" office:value-type="string" calcext:value-type="string">
            <text:p>what arguments does a function need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function</text:p>
          </table:table-cell>
          <table:table-cell table:style-name="ce20" office:value-type="string" calcext:value-type="string">
            <text:p>type the name of a function without anything after it to see it’s code; example type <text:span text:style-name="T1">seq.Date</text:span><text:span text:style-name="T2"> at the command line</text:span>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0"/>
          <table:table-cell table:number-columns-repeated="1022"/>
        </table:table-row>
        <table:table-row table:style-name="ro1">
          <table:table-cell table:style-name="ce15" office:value-type="string" calcext:value-type="string">
            <text:p>Symbol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a comment; R will ignore any text following this symbo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: <text:s/></text:p>
          </table:table-cell>
          <table:table-cell table:style-name="ce20" office:value-type="string" calcext:value-type="string">
            <text:p>a special function/shortcut, meaning make a sequence; for help on this, type ?':' at the command lin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“ “</text:p>
          </table:table-cell>
          <table:table-cell table:style-name="ce20" office:value-type="string" calcext:value-type="string">
            <text:p>whatever is inside the <text:s/>“ “ the computer will understand as text/character input, not a number or an objec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[x]</text:p>
          </table:table-cell>
          <table:table-cell table:style-name="ce20" office:value-type="string" calcext:value-type="string">
            <text:p>grab the xth item ( a vector), where x is any integer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[x,y]</text:p>
          </table:table-cell>
          <table:table-cell table:style-name="ce20" office:value-type="string" calcext:value-type="string">
            <text:p>grab xth row and yth column (a matrix or data frame), where x and y are integer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lt;=</text:p>
          </table:table-cell>
          <table:table-cell table:style-name="ce20" office:value-type="string" calcext:value-type="string">
            <text:p>less than or equal t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gt;=</text:p>
          </table:table-cell>
          <table:table-cell table:style-name="ce20" office:value-type="string" calcext:value-type="string">
            <text:p>greater than or equal t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lt;</text:p>
          </table:table-cell>
          <table:table-cell table:style-name="ce20" office:value-type="string" calcext:value-type="string">
            <text:p>less tha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gt;</text:p>
          </table:table-cell>
          <table:table-cell table:style-name="ce20" office:value-type="string" calcext:value-type="string">
            <text:p>greater tha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<text:s/>==</text:p>
          </table:table-cell>
          <table:table-cell table:style-name="ce20" office:value-type="string" calcext:value-type="string">
            <text:p>equal t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!=</text:p>
          </table:table-cell>
          <table:table-cell table:style-name="ce20" office:value-type="string" calcext:value-type="string">
            <text:p>not equal t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lt;-</text:p>
          </table:table-cell>
          <table:table-cell table:style-name="ce20" office:value-type="string" calcext:value-type="string">
            <text:p>store this content In an objec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=</text:p>
          </table:table-cell>
          <table:table-cell table:style-name="ce20" office:value-type="string" calcext:value-type="string">
            <text:p>the argument for this function should be <text:s/>whatever comes next (ex: seq(from =1, to = 10, by = 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/</text:p>
          </table:table-cell>
          <table:table-cell table:style-name="ce20" office:value-type="string" calcext:value-type="string">
            <text:p>divide these objects/item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<text:s/>+</text:p>
          </table:table-cell>
          <table:table-cell table:style-name="ce20" office:value-type="string" calcext:value-type="string">
            <text:p>add these objects/item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<text:s/>-</text:p>
          </table:table-cell>
          <table:table-cell table:style-name="ce20" office:value-type="string" calcext:value-type="string">
            <text:p>subtract these objects/item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<text:s/>*</text:p>
          </table:table-cell>
          <table:table-cell table:style-name="ce20" office:value-type="string" calcext:value-type="string">
            <text:p>multiply these objects/item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at$x</text:p>
          </table:table-cell>
          <table:table-cell table:style-name="ce20" office:value-type="string" calcext:value-type="string">
            <text:p>for data frames, example is a data fram called ‘dat’, grab the column with the name x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dat[ ,”x”]</text:p>
          </table:table-cell>
          <table:table-cell table:style-name="ce20" office:value-type="string" calcext:value-type="string">
            <text:p>for data frames, example is a data frame called ‘dat’, grab all rows, and the column named “x”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at[ ,1]</text:p>
          </table:table-cell>
          <table:table-cell table:style-name="ce20" office:value-type="string" calcext:value-type="string">
            <text:p>for data frames, example is a data frame called ‘dat’, grab all rows, and the 1<text:span text:style-name="T3">st</text:span> colum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at[ 1, ]</text:p>
          </table:table-cell>
          <table:table-cell table:style-name="ce20" office:value-type="string" calcext:value-type="string">
            <text:p>for data frames, example is a data frame called ‘dat’, grab the 1<text:span text:style-name="T3">st</text:span> row and all column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RUE, T</text:p>
          </table:table-cell>
          <table:table-cell table:style-name="ce20" office:value-type="string" calcext:value-type="string">
            <text:p>the value is TRU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ALSE, F</text:p>
          </table:table-cell>
          <table:table-cell table:style-name="ce20" office:value-type="string" calcext:value-type="string">
            <text:p>the value is FALS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the value is missing, unknown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( )</text:p>
          </table:table-cell>
          <table:table-cell table:style-name="ce18" office:value-type="string" calcext:value-type="string">
            <text:p>Code in between the ( ) is supplied to a function and usually contains the function argument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{ }</text:p>
          </table:table-cell>
          <table:table-cell table:style-name="ce18" office:value-type="string" calcext:value-type="string">
            <text:p>Code in between the { } is supplied to a control structure, such as an if { } statement or a for loop { }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%&gt;%</text:p>
          </table:table-cell>
          <table:table-cell table:style-name="ce18" office:value-type="string" calcext:value-type="string">
            <text:p>the tidyverse pipe symbol to hook tidyverse function-verbs together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s.na()</text:p>
          </table:table-cell>
          <table:table-cell table:style-name="ce18" office:value-type="string" calcext:value-type="string">
            <text:p>is this a missing value? Will return TRUE or FALS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!is.na()</text:p>
          </table:table-cell>
          <table:table-cell table:style-name="ce18" office:value-type="string" calcext:value-type="string">
            <text:p>! is “not”, so is this not a missing value (ie, is this good data?), returns TRUE or FALS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creating dat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3" office:value-type="string" calcext:value-type="string">
            <text:p>data.frame() </text:p>
          </table:table-cell>
          <table:table-cell table:style-name="ce20" office:value-type="string" calcext:value-type="string">
            <text:p>creates a data frame from the inpu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trix()</text:p>
          </table:table-cell>
          <table:table-cell table:style-name="ce18" office:value-type="string" calcext:value-type="string">
            <text:p>creates a matrix from the inpu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()</text:p>
          </table:table-cell>
          <table:table-cell table:style-name="ce18" office:value-type="string" calcext:value-type="string">
            <text:p>creates a vector of the items separated with a comm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ata()</text:p>
          </table:table-cell>
          <table:table-cell table:style-name="ce18" office:value-type="string" calcext:value-type="string">
            <text:p>load an available data set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rnorm()</text:p>
          </table:table-cell>
          <table:table-cell table:style-name="ce18" office:value-type="string" calcext:value-type="string">
            <text:p>create a vector with a normal distribution; see args(rnorm) and ?rnorm for arguments and help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eq()</text:p>
          </table:table-cell>
          <table:table-cell table:style-name="ce18" office:value-type="string" calcext:value-type="string">
            <text:p>sequence, create a vector that is a sequence with arguments, from, by and to, see ?seq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q.Date()</text:p>
          </table:table-cell>
          <table:table-cell table:style-name="ce18" office:value-type="string" calcext:value-type="string">
            <text:p>create a sequence of date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s.Date(“2019-10-01”)</text:p>
          </table:table-cell>
          <table:table-cell table:style-name="ce18" office:value-type="string" calcext:value-type="string">
            <text:p>Define a text string as a dat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summarising dat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3" office:value-type="string" calcext:value-type="string">
            <text:p>class()</text:p>
          </table:table-cell>
          <table:table-cell table:style-name="ce18" office:value-type="string" calcext:value-type="string">
            <text:p>what type of data is this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ngth()</text:p>
          </table:table-cell>
          <table:table-cell table:style-name="ce18" office:value-type="string" calcext:value-type="string">
            <text:p>for vectors, what is the length/ how many items in the vecto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im()</text:p>
          </table:table-cell>
          <table:table-cell table:style-name="ce18" office:value-type="string" calcext:value-type="string">
            <text:p>what are the dimensions (row/columns) of a data frame or matrix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ames()</text:p>
          </table:table-cell>
          <table:table-cell table:style-name="ce18" office:value-type="string" calcext:value-type="string">
            <text:p>what are the column names? This is mostly used for data frame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colnames()</text:p>
          </table:table-cell>
          <table:table-cell table:style-name="ce18" office:value-type="string" calcext:value-type="string">
            <text:p>What are the column names? Same as names, but can also be used to change the column names (see below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rownames()</text:p>
          </table:table-cell>
          <table:table-cell table:style-name="ce18" office:value-type="string" calcext:value-type="string">
            <text:p>what are the row names? Usually row names are row numbers in order, but can be other things in some situation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head()</text:p>
          </table:table-cell>
          <table:table-cell table:style-name="ce18" office:value-type="string" calcext:value-type="string">
            <text:p>show the first few rows of a data frame/ matrix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ail()</text:p>
          </table:table-cell>
          <table:table-cell table:style-name="ce18" office:value-type="string" calcext:value-type="string">
            <text:p>show the last few rows of a data frame/ matrix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tr()</text:p>
          </table:table-cell>
          <table:table-cell table:style-name="ce18" office:value-type="string" calcext:value-type="string">
            <text:p>describe the structure <text:s/>an object, including the data type of all columns, and the first few observation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ummary()</text:p>
          </table:table-cell>
          <table:table-cell table:style-name="ce18" office:value-type="string" calcext:value-type="string">
            <text:p>summary of an object (what are the data types/ranges) or model (key results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able()</text:p>
          </table:table-cell>
          <table:table-cell table:style-name="ce18" office:value-type="string" calcext:value-type="string">
            <text:p>summarise/cross tabulate one column/vector 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lot(dat)</text:p>
          </table:table-cell>
          <table:table-cell table:style-name="ce18" office:value-type="string" calcext:value-type="string">
            <text:p>For a data frame called ‘dat’, will plot all columns vs all other column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row()</text:p>
          </table:table-cell>
          <table:table-cell table:style-name="ce18" office:value-type="string" calcext:value-type="string">
            <text:p>number of rows in a data frame or matrix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col()</text:p>
          </table:table-cell>
          <table:table-cell table:style-name="ce18" office:value-type="string" calcext:value-type="string">
            <text:p>number of columns in a data frame or matrix</text:p>
          </table:table-cell>
          <table:table-cell table:number-columns-repeated="1022"/>
        </table:table-row>
        <table:table-row table:style-name="ro1" table:number-rows-repeated="2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changing data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8" office:value-type="string" calcext:value-type="string">
            <text:p>colnames(dat)&lt;- c()</text:p>
          </table:table-cell>
          <table:table-cell table:style-name="ce18" office:value-type="string" calcext:value-type="string">
            <text:p>change the names of a data frame’s columns, here we changed them to whatever is in c(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rder()</text:p>
          </table:table-cell>
          <table:table-cell table:style-name="ce18" office:value-type="string" calcext:value-type="string">
            <text:p>returns a vector of item positions in a sorted order, ex: to sort x use x[order(x)]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!is.na()</text:p>
          </table:table-cell>
          <table:table-cell table:style-name="ce18" office:value-type="string" calcext:value-type="string">
            <text:p>can use to get a data frame without missing values, ex: x[!is.na(x)]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()</text:p>
          </table:table-cell>
          <table:table-cell table:style-name="ce18" office:value-type="string" calcext:value-type="string">
            <text:p>transpose the rows and columns in a data frame/matrix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felse()</text:p>
          </table:table-cell>
          <table:table-cell table:style-name="ce18" office:value-type="string" calcext:value-type="string">
            <text:p>change the values in a vector based on a test. Ex: x←(1,2,3); ifelse(x&gt;2,10,x)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combining dat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c()</text:p>
          </table:table-cell>
          <table:table-cell table:style-name="ce18" office:value-type="string" calcext:value-type="string">
            <text:p>for vectors, combine these items into a vector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bind()</text:p>
          </table:table-cell>
          <table:table-cell table:style-name="ce18" office:value-type="string" calcext:value-type="string">
            <text:p>for data frames and matrices, bind these rows together (must have the same length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cbind()</text:p>
          </table:table-cell>
          <table:table-cell table:style-name="ce18" office:value-type="string" calcext:value-type="string">
            <text:p>for data frames and matrices, bind these columns together,(must have the same length and names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erge()</text:p>
          </table:table-cell>
          <table:table-cell table:style-name="ce18" office:value-type="string" calcext:value-type="string">
            <text:p>for data frames, combine two data frames based on a common column name; see ?merge for arguments/details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Plotting dat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plot(x,y)</text:p>
          </table:table-cell>
          <table:table-cell table:style-name="ce18" office:value-type="string" calcext:value-type="string">
            <text:p>plot the vector x vs the vector y; takes many possible arguments; see ?plot and ?pa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points(x,y)</text:p>
          </table:table-cell>
          <table:table-cell table:style-name="ce18" office:value-type="string" calcext:value-type="string">
            <text:p>add a scatter of points to an existing plot, with the coordinates specified by the vectors x and 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lot(x,y, type =”l”)</text:p>
          </table:table-cell>
          <table:table-cell table:style-name="ce18" office:value-type="string" calcext:value-type="string">
            <text:p>plot the vectors x vs y; as above, but draw a line, not point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line(x,y)</text:p>
          </table:table-cell>
          <table:table-cell table:style-name="ce18" office:value-type="string" calcext:value-type="string">
            <text:p>add a line to an existing plot, where the coordinates are specified by the vectors x and 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bline(x,y)</text:p>
          </table:table-cell>
          <table:table-cell table:style-name="ce18" office:value-type="string" calcext:value-type="string">
            <text:p>draw a line on an existing plot with x-intercept x and slope 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bline(h= y)</text:p>
          </table:table-cell>
          <table:table-cell table:style-name="ce18" office:value-type="string" calcext:value-type="string">
            <text:p>draw a horizontal line on an existing plot at 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par(mar=c(5,5,2,1)</text:p>
          </table:table-cell>
          <table:table-cell table:style-name="ce18" office:value-type="string" calcext:value-type="string">
            <text:p>change the number of lines in the margins of a plot, in the order c(bottom, left, top, right); put this before the plot co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gend()</text:p>
          </table:table-cell>
          <table:table-cell table:style-name="ce18" office:value-type="string" calcext:value-type="string">
            <text:p>add a legend to a plot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jpeg() … dev.off()</text:p>
          </table:table-cell>
          <table:table-cell table:style-name="ce18" office:value-type="string" calcext:value-type="string">
            <text:p>write out a plot as a jpeg; replace the … with the plotting code, put any option for the jpeg size and resolution inside the jpeg() function; note that the dev.off() is required as the final code line to tell R it can go ahead and write the fil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Files and folder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setwd()</text:p>
          </table:table-cell>
          <table:table-cell table:style-name="ce18" office:value-type="string" calcext:value-type="string">
            <text:p>set working directory; the folder path where should R start the search for file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getwd()</text:p>
          </table:table-cell>
          <table:table-cell table:style-name="ce18" office:value-type="string" calcext:value-type="string">
            <text:p>print the working director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ist.files()</text:p>
          </table:table-cell>
          <table:table-cell table:style-name="ce18" office:value-type="string" calcext:value-type="string">
            <text:p>list the files in a folder, defaults to listing files in the working directo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download.file()</text:p>
          </table:table-cell>
          <table:table-cell table:style-name="ce18" office:value-type="string" calcext:value-type="string">
            <text:p>get a file from a URL and download it to the hard drive into a folder (the working directory by default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ead.table()</text:p>
          </table:table-cell>
          <table:table-cell table:style-name="ce18" office:value-type="string" calcext:value-type="string">
            <text:p>read tabular data not separated by a comm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ead.csv()</text:p>
          </table:table-cell>
          <table:table-cell table:style-name="ce18" office:value-type="string" calcext:value-type="string">
            <text:p>read a comma delimited fil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write.csv()</text:p>
          </table:table-cell>
          <table:table-cell table:style-name="ce18" office:value-type="string" calcext:value-type="string">
            <text:p>write out some data as a comma delimited fil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ile.copy()</text:p>
          </table:table-cell>
          <table:table-cell table:style-name="ce18" office:value-type="string" calcext:value-type="string">
            <text:p>copy a file to a new location, can rename it in the process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Manipulating text, see the strings cheat sheet for mor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print()</text:p>
          </table:table-cell>
          <table:table-cell table:style-name="ce18" office:value-type="string" calcext:value-type="string">
            <text:p>print a text string to the consol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aste()</text:p>
          </table:table-cell>
          <table:table-cell table:style-name="ce18" office:value-type="string" calcext:value-type="string">
            <text:p>paste together text strings, the default separates the text with a spac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aste0()</text:p>
          </table:table-cell>
          <table:table-cell table:style-name="ce18" office:value-type="string" calcext:value-type="string">
            <text:p>paste without a spac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Functions and control structures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18" office:value-type="string" calcext:value-type="string">
            <text:p>function( argument) { take argument and do something; return(something) }</text:p>
          </table:table-cell>
          <table:table-cell table:style-name="ce18" office:value-type="string" calcext:value-type="string">
            <text:p>create a function ( a saved set of data steps), where the inputs to the function are arguments inside () and the function data steps and outputs are inside { }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If( x&gt; 0) { do something}</text:p>
          </table:table-cell>
          <table:table-cell table:style-name="ce18" office:value-type="string" calcext:value-type="string">
            <text:p>do something only if a condition is met, where the example is if x&gt;0; the condition goes inside (), do something goes inside {}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If(x&gt;0) { do something } else { do something }</text:p>
          </table:table-cell>
          <table:table-cell table:style-name="ce18" office:value-type="string" calcext:value-type="string">
            <text:p>as above, but say also what to do if the condition isn’t met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for(i in 1:10) {do something to i }</text:p>
          </table:table-cell>
          <table:table-cell table:style-name="ce18" office:value-type="string" calcext:value-type="string">
            <text:p>repeat something a number of times by iterating a variable along a sequence of numbers; here I is replaced by the next value in the sequence each time through the loop</text:p>
          </table:table-cell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7:30:38.285062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O'Connell</meta:initial-creator>
    <meta:creation-date>2019-09-22T17:59:06.078674233</meta:creation-date>
    <dc:date>2019-09-26T18:18:23.186377176</dc:date>
    <dc:creator>Jessica O'Connell</dc:creator>
    <meta:editing-duration>PT16H8M8S</meta:editing-duration>
    <meta:editing-cycles>19</meta:editing-cycles>
    <meta:generator>LibreOffice/6.2.6.2$Linux_X86_64 LibreOffice_project/20$Build-2</meta:generator>
    <meta:document-statistic meta:table-count="1" meta:cell-count="188" meta:object-count="0"/>
  </office:meta>
</office:document-meta>
</file>